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No Gini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Gini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FP</text:p>
          </table:table-cell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Output per Capita</text:p>
          </table:table-cell>
          <table:table-cell table:style-name="ce1" office:value-type="string" calcext:value-type="string">
            <text:p>TFP</text:p>
          </table:table-cell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Output per Cap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1.4576" calcext:value-type="float">
            <text:p>1.4576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9794" calcext:value-type="float">
            <text:p>1.9794</text:p>
          </table:table-cell>
          <table:table-cell office:value-type="float" office:value="1.3977" calcext:value-type="float">
            <text:p>1.3977</text:p>
          </table:table-cell>
          <table:table-cell office:value-type="float" office:value="1.5198" calcext:value-type="float">
            <text:p>1.5198</text:p>
          </table:table-cell>
          <table:table-cell office:value-type="float" office:value="1.9687" calcext:value-type="float">
            <text:p>1.9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s (including constant)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SS</text:p>
          </table:table-cell>
          <table:table-cell table:formula="of:=[.B6]^2*[.B7]" office:value-type="float" office:value="4746.35139584" calcext:value-type="float">
            <text:p>4746.35139584</text:p>
          </table:table-cell>
          <table:table-cell table:formula="of:=[.C6]^2*[.C7]" office:value-type="float" office:value="5251.46880416" calcext:value-type="float">
            <text:p>5251.46880416</text:p>
          </table:table-cell>
          <table:table-cell table:formula="of:=[.D6]^2*[.D7]" office:value-type="float" office:value="8752.86642024" calcext:value-type="float">
            <text:p>8752.86642024</text:p>
          </table:table-cell>
          <table:table-cell table:formula="of:=[.E6]^2*[.E7]" office:value-type="float" office:value="4364.26485786" calcext:value-type="float">
            <text:p>4364.26485786</text:p>
          </table:table-cell>
          <table:table-cell table:formula="of:=[.F6]^2*[.F7]" office:value-type="float" office:value="5160.07541736" calcext:value-type="float">
            <text:p>5160.07541736</text:p>
          </table:table-cell>
          <table:table-cell table:formula="of:=[.G6]^2*[.G7]" office:value-type="float" office:value="8658.49182746" calcext:value-type="float">
            <text:p>8658.49182746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alculation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FP</text:p>
          </table:table-cell>
          <table:table-cell table:style-name="ce1" office:value-type="string" calcext:value-type="string">
            <text:p>Factors</text:p>
          </table:table-cell>
          <table:table-cell table:style-name="ce1" office:value-type="string" calcext:value-type="string">
            <text:p>Output per Cap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S2</text:p>
          </table:table-cell>
          <table:table-cell table:formula="of:=[.E10]" office:value-type="float" office:value="4364.26485786" calcext:value-type="float">
            <text:p>4364.26485786</text:p>
          </table:table-cell>
          <table:table-cell table:formula="of:=[.F10]" office:value-type="float" office:value="5160.07541736" calcext:value-type="float">
            <text:p>5160.07541736</text:p>
          </table:table-cell>
          <table:table-cell table:formula="of:=[.G10]" office:value-type="float" office:value="8658.49182746" calcext:value-type="float">
            <text:p>8658.49182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S1-RSS2</text:p>
          </table:table-cell>
          <table:table-cell table:formula="of:=[.B10]-[.E10]" office:value-type="float" office:value="382.086537980001" calcext:value-type="float">
            <text:p>382.086537980001</text:p>
          </table:table-cell>
          <table:table-cell table:formula="of:=[.C10]-[.F10]" office:value-type="float" office:value="91.3933867999995" calcext:value-type="float">
            <text:p>91.3933867999995</text:p>
          </table:table-cell>
          <table:table-cell table:formula="of:=[.D10]-[.G10]" office:value-type="float" office:value="94.3745927799992" calcext:value-type="float">
            <text:p>94.3745927799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-p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RSS1 – RSS2)/(p2-p1)</text:p>
          </table:table-cell>
          <table:table-cell table:formula="of:=[.B17]/[.B18]" office:value-type="float" office:value="382.086537980001" calcext:value-type="float">
            <text:p>382.086537980001</text:p>
          </table:table-cell>
          <table:table-cell table:formula="of:=[.C17]/[.C18]" office:value-type="float" office:value="91.3933867999995" calcext:value-type="float">
            <text:p>91.3933867999995</text:p>
          </table:table-cell>
          <table:table-cell table:formula="of:=[.D17]/[.D18]" office:value-type="float" office:value="94.3745927799992" calcext:value-type="float">
            <text:p>94.374592779999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-p2</text:p>
          </table:table-cell>
          <table:table-cell table:formula="of:=[.E7]-[.E8]" office:value-type="float" office:value="2182" calcext:value-type="float">
            <text:p>2182</text:p>
          </table:table-cell>
          <table:table-cell table:formula="of:=[.F7]-[.F8]" office:value-type="float" office:value="2182" calcext:value-type="float">
            <text:p>2182</text:p>
          </table:table-cell>
          <table:table-cell table:formula="of:=[.G7]-[.G8]" office:value-type="float" office:value="2182" calcext:value-type="float">
            <text:p>2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S2 / (N – p2)</text:p>
          </table:table-cell>
          <table:table-cell table:formula="of:=[.B16]/[.B21]" office:value-type="float" office:value="2.00012138307058" calcext:value-type="float">
            <text:p>2.00012138307058</text:p>
          </table:table-cell>
          <table:table-cell table:formula="of:=[.C16]/[.C21]" office:value-type="float" office:value="2.36483749649862" calcext:value-type="float">
            <text:p>2.36483749649862</text:p>
          </table:table-cell>
          <table:table-cell table:formula="of:=[.D16]/[.D21]" office:value-type="float" office:value="3.96814474219065" calcext:value-type="float">
            <text:p>3.9681447421906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 statistic</text:p>
          </table:table-cell>
          <table:table-cell table:formula="of:=[.B19]/[.B22]" office:value-type="float" office:value="191.031674984357" calcext:value-type="float">
            <text:p>191.031674984357</text:p>
          </table:table-cell>
          <table:table-cell table:formula="of:=[.C19]/[.C22]" office:value-type="float" office:value="38.6467936741177" calcext:value-type="float">
            <text:p>38.6467936741177</text:p>
          </table:table-cell>
          <table:table-cell table:formula="of:=[.D19]/[.D22]" office:value-type="float" office:value="23.7830520083042" calcext:value-type="float">
            <text:p>23.783052008304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3:51:30.626715363</meta:creation-date>
    <dc:date>2021-03-29T16:08:26.463484206</dc:date>
    <meta:editing-duration>PT1H1M20S</meta:editing-duration>
    <meta:editing-cycles>2</meta:editing-cycles>
    <meta:generator>LibreOffice/6.4.6.2$Linux_X86_64 LibreOffice_project/40$Build-2</meta:generator>
    <meta:document-statistic meta:table-count="1" meta:cell-count="68" meta:object-count="0"/>
  </office:meta>
</office:document-meta>
</file>